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970000042B79CF8073.png" manifest:media-type=""/>
  <manifest:file-entry manifest:full-path="Pictures/1000000000000226000001153059148A.jpg" manifest:media-type=""/>
  <manifest:file-entry manifest:full-path="Pictures/100000000000028500000185CF0BE3DB.jpg" manifest:media-type=""/>
  <manifest:file-entry manifest:full-path="Pictures/10000200000002440000015ADCDE8744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67ea" officeooo:paragraph-rsid="000067ea"/>
    </style:style>
    <style:style style:name="P2" style:family="paragraph" style:parent-style-name="Standard">
      <style:text-properties officeooo:rsid="000067ea" officeooo:paragraph-rsid="000067e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6.0417in" svg:height="3.6043in" draw:z-index="0"><draw:image xlink:href="Pictures/10000200000002440000015ADCDE8744.gif" xlink:type="simple" xlink:show="embed" xlink:actuate="onLoad"/></draw:frame></text:p>
      <text:p text:style-name="P1"/>
      <text:p text:style-name="P1"><draw:frame draw:style-name="fr2" draw:name="graphics2" text:anchor-type="paragraph" svg:width="6.6929in" svg:height="4.0362in" draw:z-index="1"><draw:image xlink:href="Pictures/100000000000028500000185CF0BE3DB.jpg" xlink:type="simple" xlink:show="embed" xlink:actuate="onLoad"/></draw:frame></text:p>
      <text:p text:style-name="P1"/>
      <text:p text:style-name="P1"/>
      <text:p text:style-name="P1"/>
      <text:p text:style-name="P1"><draw:frame draw:style-name="fr3" draw:name="graphics3" text:anchor-type="paragraph" svg:width="5.7291in" svg:height="2.8854in" draw:z-index="2"><draw:image xlink:href="Pictures/1000000000000226000001153059148A.jpg" xlink:type="simple" xlink:show="embed" xlink:actuate="onLoad"/></draw:frame><text:soft-page-break/></text:p>
      <text:p text:style-name="P1"><draw:frame draw:style-name="fr4" draw:name="graphics4" text:anchor-type="paragraph" svg:x="0.0937in" svg:y="0.3752in" svg:width="6.6929in" svg:height="4.9902in" draw:z-index="3"><draw:image xlink:href="Pictures/10000201000005970000042B79CF807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9T14:46:47.254821677</meta:creation-date>
    <dc:date>2014-02-19T21:54:13.789897849</dc:date>
    <dc:creator>sertac </dc:creator>
    <meta:editing-duration>PT5M38S</meta:editing-duration>
    <meta:editing-cycles>7</meta:editing-cycles>
    <meta:generator>LibreOffice/4.1.3.2$Linux_X86_64 LibreOffice_project/410m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